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67.15pt"/>
    </style:style>
    <style:style style:name="co10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-vec" table:style-name="ta1">
        <table:shapes>
          <draw:frame draw:z-index="0" draw:style-name="gr1" draw:text-style-name="P1" svg:width="756.34pt" svg:height="624.16pt" svg:x="21.83pt" svg:y="101.65pt">
            <loext:p draw:notify-on-update-of-ranges="'data-vec'.B2:'data-vec'.B7 'data-vec'.C1:'data-vec'.C1 'data-vec'.C2:'data-vec'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82.11pt" svg:height="598.56pt" svg:x="18.65pt" svg:y="769.49pt">
            <loext:p draw:notify-on-update-of-ranges="'data-vec'.F2:'data-vec'.F4 'data-vec'.G1:'data-vec'.G1 'data-vec'.G2:'data-vec'.G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T</text:p>
          </table:table-cell>
          <table:table-cell office:value-type="string" calcext:value-type="string">
            <text:p><text:s/>ARRAYSIZE</text:p>
          </table:table-cell>
          <table:table-cell office:value-type="string" calcext:value-type="string">
            <text:p><text:s/>MegaSquareRoot Per Second</text:p>
          </table:table-cell>
          <table:table-cell/>
          <table:table-cell office:value-type="string" calcext:value-type="string">
            <text:p><text:s/>ARRAYSIZE</text:p>
          </table:table-cell>
          <table:table-cell office:value-type="string" calcext:value-type="string">
            <text:p>NUMT</text:p>
          </table:table-cell>
          <table:table-cell office:value-type="string" calcext:value-type="string">
            <text:p><text:s/>MegaSquareRoot Per Second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95.11" calcext:value-type="float">
            <text:p>95.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84.19" calcext:value-type="float">
            <text:p>184.1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.83" calcext:value-type="float">
            <text:p>124.8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306.38" calcext:value-type="float">
            <text:p>306.3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.29" calcext:value-type="float">
            <text:p>296.2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.11" calcext:value-type="float">
            <text:p>380.1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88.71" calcext:value-type="float">
            <text:p>388.71</text:p>
          </table:table-cell>
          <table:table-cell table:number-columns-repeated="11"/>
        </table:table-row>
      </table:table>
      <table:table table:name="data-novec" table:style-name="ta1">
        <table:shapes>
          <draw:frame draw:z-index="0" draw:style-name="gr1" draw:text-style-name="P1" svg:width="808.58pt" svg:height="608.34pt" svg:x="17.91pt" svg:y="121.97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84.37pt" svg:height="558.65pt" svg:x="26.48pt" svg:y="771.76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T</text:p>
          </table:table-cell>
          <table:table-cell office:value-type="string" calcext:value-type="string">
            <text:p><text:s/>ARRAYSIZE</text:p>
          </table:table-cell>
          <table:table-cell office:value-type="string" calcext:value-type="string">
            <text:p><text:s/>MegaSquareRoot Per Second</text:p>
          </table:table-cell>
          <table:table-cell/>
          <table:table-cell office:value-type="string" calcext:value-type="string">
            <text:p><text:s/>ARRAYSIZE</text:p>
          </table:table-cell>
          <table:table-cell office:value-type="string" calcext:value-type="string">
            <text:p>NUMT</text:p>
          </table:table-cell>
          <table:table-cell office:value-type="string" calcext:value-type="string">
            <text:p><text:s/>MegaSquareRoot Per Second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96.73" calcext:value-type="float">
            <text:p>96.7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77.18" calcext:value-type="float">
            <text:p>177.1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0.84" calcext:value-type="float">
            <text:p>140.8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334.55" calcext:value-type="float">
            <text:p>334.5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7.26" calcext:value-type="float">
            <text:p>297.2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2.83" calcext:value-type="float">
            <text:p>372.8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86.82" calcext:value-type="float">
            <text:p>386.8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20:49:43.979677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9T20:46:08.204294725</dc:date>
    <meta:editing-duration>PT10M37S</meta:editing-duration>
    <meta:editing-cycles>8</meta:editing-cycles>
    <meta:document-statistic meta:table-count="2" meta:cell-count="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83cm" svg:height="22.02cm" xlink:href=".." xlink:type="simple" chart:class="chart:scatter" chart:style-name="ch1">
        <chart:title svg:x="9.038cm" svg:y="0.576cm" chart:style-name="ch2">
          <text:p>Performance versus Data Size, Vectorized</text:p>
        </chart:title>
        <chart:subtitle svg:x="12.067cm" svg:y="1.795cm" chart:style-name="ch3">
          <text:p>with 4 threads</text:p>
        </chart:subtitle>
        <chart:legend chart:legend-position="bottom" svg:x="10.445cm" svg:y="21.237cm" style:legend-expansion="wide" chart:style-name="ch4"/>
        <chart:plot-area chart:style-name="ch5" table:cell-range-address="'data-vec'.B2:'data-vec'.C7 'data-vec'.C1:'data-vec'.C1" chart:data-source-has-labels="row" svg:x="1.544cm" svg:y="2.918cm" svg:width="24.606cm" svg:height="16.898cm">
          <chartooo:coordinate-region svg:x="2.351cm" svg:y="3.117cm" svg:width="22.964cm" svg:height="16.052cm"/>
          <chart:axis chart:dimension="x" chart:name="primary-x" chart:style-name="ch6">
            <chart:title svg:x="10.615cm" svg:y="20.256cm" chart:style-name="ch7">
              <text:p>Data Size (number of element in each array)</text:p>
            </chart:title>
          </chart:axis>
          <chart:axis chart:dimension="y" chart:name="primary-y" chart:style-name="ch6">
            <chart:title svg:x="0.451cm" svg:y="14.864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vec'.C2:'data-vec'.C7" chart:label-cell-address="'data-vec'.C1:'data-vec'.C1" chart:class="chart:scatter">
            <chart:domain table:cell-range-address="'data-vec'.B2:'data-vec'.B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egaSquareRoot Per Second</text:p>
                <draw:g>
                  <svg:desc>'data-vec'.C1:'data-vec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data-vec'.B2:'data-vec'.B7</svg:desc>
                </draw:g>
              </table:table-cell>
              <table:table-cell office:value-type="float" office:value="0.08">
                <text:p>0.08</text:p>
                <draw:g>
                  <svg:desc>'data-vec'.C2:'data-vec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24.83">
                <text:p>124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96.29">
                <text:p>29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380.11">
                <text:p>38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388.71">
                <text:p>388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92cm" svg:height="21.117cm" xlink:href=".." xlink:type="simple" chart:class="chart:scatter" chart:style-name="ch1">
        <chart:title svg:x="8.567cm" svg:y="0.558cm" chart:style-name="ch2">
          <text:p>Performance versus Number of Threads, Vectorized</text:p>
        </chart:title>
        <chart:subtitle svg:x="11.516cm" svg:y="1.759cm" chart:style-name="ch3">
          <text:p>with Data Size = 1000000</text:p>
        </chart:subtitle>
        <chart:legend chart:legend-position="end" svg:x="21.591cm" svg:y="10.259cm" style:legend-expansion="high" chart:style-name="ch4"/>
        <chart:plot-area chart:style-name="ch5" table:cell-range-address="'data-vec'.F2:'data-vec'.G4 'data-vec'.G1:'data-vec'.G1" chart:data-source-has-labels="row" svg:x="1.562cm" svg:y="2.864cm" svg:width="19.478cm" svg:height="16.85cm">
          <chartooo:coordinate-region svg:x="2.369cm" svg:y="3.063cm" svg:width="18.431cm" svg:height="16.004cm"/>
          <chart:axis chart:dimension="x" chart:name="primary-x" chart:style-name="ch6">
            <chart:title svg:x="9.868cm" svg:y="20.136cm" chart:style-name="ch7">
              <text:p>Number of Threads</text:p>
            </chart:title>
          </chart:axis>
          <chart:axis chart:dimension="y" chart:name="primary-y" chart:style-name="ch6">
            <chart:title svg:x="0.451cm" svg:y="14.786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vec'.G2:'data-vec'.G4" chart:label-cell-address="'data-vec'.G1:'data-vec'.G1" chart:class="chart:scatter">
            <chart:domain table:cell-range-address="'data-vec'.F2:'data-vec'.F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MegaSquareRoot Per Second</text:p>
                <draw:g>
                  <svg:desc>'data-vec'.G1:'data-ve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vec'.F2:'data-vec'.F4</svg:desc>
                </draw:g>
              </table:table-cell>
              <table:table-cell office:value-type="float" office:value="95.11">
                <text:p>95.11</text:p>
                <draw:g>
                  <svg:desc>'data-vec'.G2:'data-vec'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4.19">
                <text:p>18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6.38">
                <text:p>306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26cm" svg:height="21.462cm" xlink:href="." xlink:type="simple" chart:class="chart:scatter" chart:style-name="ch1">
        <chart:title svg:x="9.391cm" svg:y="0.565cm" chart:style-name="ch2">
          <text:p>Performance versus Data Size (Non-Vectorized)</text:p>
        </chart:title>
        <chart:legend chart:legend-position="bottom" svg:x="11.367cm" svg:y="20.679cm" style:legend-expansion="wide" chart:style-name="ch3"/>
        <chart:plot-area chart:style-name="ch4" chart:data-source-has-labels="both" svg:x="1.581cm" svg:y="1.773cm" svg:width="26.375cm" svg:height="17.496cm">
          <chartooo:coordinate-region svg:x="2.388cm" svg:y="1.972cm" svg:width="24.734cm" svg:height="16.65cm"/>
          <chart:axis chart:dimension="x" chart:name="primary-x" chart:style-name="ch5" chartooo:axis-type="auto">
            <chart:title svg:x="11.536cm" svg:y="19.698cm" chart:style-name="ch6">
              <text:p>Data Size (number of element in each array)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14.018cm" chart:style-name="ch7">
              <text:p>Performance (in Mega SquareRoot per Second)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MegaSquareRoot Per Seco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40.84">
                <text:p>14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97.26">
                <text:p>29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372.83">
                <text:p>372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386.82">
                <text:p>386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72cm" svg:height="19.709cm" xlink:href="." xlink:type="simple" chart:class="chart:scatter" chart:style-name="ch1">
        <chart:title svg:x="8.038cm" svg:y="0.53cm" chart:style-name="ch2">
          <text:p>Performance versus Number of Threads (Non-Vectorized)</text:p>
        </chart:title>
        <chart:subtitle svg:x="10.114cm" svg:y="1.703cm" chart:style-name="ch3">
          <text:p>with Data Size = 1000000, Non-Vectorized</text:p>
        </chart:subtitle>
        <chart:legend chart:legend-position="bottom" svg:x="10.94cm" svg:y="18.926cm" style:legend-expansion="wide" chart:style-name="ch4"/>
        <chart:plot-area chart:style-name="ch5" chart:data-source-has-labels="both" svg:x="1.564cm" svg:y="2.78cm" svg:width="25.555cm" svg:height="14.771cm">
          <chartooo:coordinate-region svg:x="2.371cm" svg:y="2.979cm" svg:width="24.508cm" svg:height="13.925cm"/>
          <chart:axis chart:dimension="x" chart:name="primary-x" chart:style-name="ch6" chartooo:axis-type="auto">
            <chart:title svg:x="12.908cm" svg:y="17.945cm" chart:style-name="ch7">
              <text:p>Number of Thread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13.49cm" chart:style-name="ch8">
              <text:p>Performance (Mega SquareRoot per Second)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MegaSquareRoot Per Seco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6.73">
                <text:p>96.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7.18">
                <text:p>177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4.55">
                <text:p>334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